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00a933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651fff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b2b2b2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2196f3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843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87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68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818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5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03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column table:style-name="co1" table:number-columns-repeated="2" table:default-cell-style-name="ce2"/>
        <table:table-column table:style-name="co1" table:number-columns-repeated="5" table:default-cell-style-name="Default"/>
        <table:table-column table:style-name="co1" table:default-cell-style-name="ce2"/>
        <table:table-column table:style-name="co2" table:default-cell-style-name="ce10"/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5"/>
          <table:table-cell table:style-name="ce9"/>
          <table:table-cell table:style-name="Default"/>
        </table:table-row>
        <table:table-row table:style-name="ro1">
          <table:table-cell table:number-columns-repeated="5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Default"/>
        </table:table-row>
        <table:table-row table:style-name="ro2">
          <table:table-cell table:number-columns-repeated="4"/>
          <table:table-cell table:style-name="ce11" office:value-type="string" calcext:value-type="string">
            <text:p>x</text:p>
          </table:table-cell>
          <table:table-cell office:value-type="string" calcext:value-type="string">
            <office:annotation office:display="true" draw:style-name="gr1" draw:text-style-name="P2" svg:width="1.649cm" svg:height="0.991cm" svg:x="1.873cm" svg:y="0.597cm" draw:caption-point-x="2.615cm" draw:caption-point-y="2.122cm">
              <dc:date>2022-09-17T00:00:00</dc:date>
              <text:p text:style-name="P1"><text:span text:style-name="T1">Système inactif</text:span></text:p>
            </office:annotation>
            <text:p>I</text:p>
          </table:table-cell>
          <table:table-cell/>
          <table:table-cell table:style-name="ce2" table:number-columns-repeated="5"/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7"/>
          <table:table-cell table:style-name="ce2" table:number-columns-repeated="5"/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table:number-columns-repeated="7"/>
          <table:table-cell table:style-name="ce2" office:value-type="string" calcext:value-type="string">
            <text:p>F</text:p>
          </table:table-cell>
          <table:table-cell table:style-name="ce2"/>
          <table:table-cell table:style-name="ce5" office:value-type="string" calcext:value-type="string">
            <office:annotation office:display="true" draw:style-name="gr2" draw:text-style-name="P2" svg:width="2.205cm" svg:height="1.043cm" svg:x="5.927cm" svg:y="0.185cm" draw:caption-point-x="1.56cm" draw:caption-point-y="4.034cm">
              <dc:date>2022-09-17T00:00:00</dc:date>
              <text:p text:style-name="P1"><text:span text:style-name="T1">Philosophe qui a faim</text:span></text:p>
            </office:annotation>
            <text:p>P</text:p>
          </table:table-cell>
          <table:table-cell table:style-name="ce5"/>
          <table:table-cell table:style-name="ce7" office:value-type="string" calcext:value-type="string">
            <office:annotation office:display="true" draw:style-name="gr3" draw:text-style-name="P2" svg:width="2.167cm" svg:height="1.07cm" svg:x="11.224cm" svg:y="3.406cm" draw:caption-point-x="-2.238cm" draw:caption-point-y="0.813cm">
              <dc:date>2022-09-17T00:00:00</dc:date>
              <text:p text:style-name="P1"><text:span text:style-name="T1">Fourchette libre</text:span></text:p>
            </office:annotation>
            <text:p>F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table:style-name="ce4" office:value-type="string" calcext:value-type="string">
            <office:annotation office:display="true" draw:style-name="gr4" draw:text-style-name="P2" svg:width="2.54cm" svg:height="1.386cm" svg:x="0.552cm" svg:y="3.378cm" draw:caption-point-x="5.435cm" draw:caption-point-y="1.59cm">
              <dc:date>2022-09-18T00:00:00</dc:date>
              <text:p text:style-name="P3">Premier philosophe (n=0)</text:p>
            </office:annotation>
            <text:p>P</text:p>
          </table:table-cell>
          <table:table-cell table:style-name="ce4"/>
          <table:table-cell table:style-name="ce2" table:number-columns-repeated="3"/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7"/>
          <table:table-cell table:style-name="ce2" office:value-type="string" calcext:value-type="string">
            <office:annotation office:display="true" draw:style-name="gr5" draw:text-style-name="P2" svg:width="2.418cm" svg:height="1.386cm" svg:x="0.69cm" svg:y="6.722cm" draw:caption-point-x="5.297cm" draw:caption-point-y="-1.004cm">
              <dc:date>2022-09-18T00:00:00</dc:date>
              <text:p text:style-name="P3">Première fourchette (n=0)</text:p>
            </office:annotation>
            <text:p>F</text:p>
          </table:table-cell>
          <table:table-cell table:style-name="ce2"/>
          <table:table-cell table:style-name="ce6" office:value-type="string" calcext:value-type="string">
            <office:annotation office:display="true" draw:style-name="gr6" draw:text-style-name="P2" svg:width="1.726cm" svg:height="1.018cm" svg:x="1.5cm" svg:y="5.198cm" draw:caption-point-x="5.987cm" draw:caption-point-y="0.52cm">
              <dc:date>2022-09-17T00:00:00</dc:date>
              <text:p text:style-name="P1"><text:span text:style-name="T1">Table en service</text:span></text:p>
            </office:annotation>
            <text:p>S</text:p>
          </table:table-cell>
          <table:table-cell table:style-name="ce2"/>
          <table:table-cell table:style-name="ce8" office:value-type="string" calcext:value-type="string">
            <office:annotation office:display="true" draw:style-name="gr7" draw:text-style-name="P2" svg:width="2.333cm" svg:height="1.15cm" svg:x="11.854cm" svg:y="5.68cm" draw:caption-point-x="-2.868cm" draw:caption-point-y="0.038cm">
              <dc:date>2022-09-17T00:00:00</dc:date>
              <text:p text:style-name="P1"><text:span text:style-name="T1">Philosophe qui pense</text:span></text:p>
            </office:annotation>
            <text:p>P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7"/>
          <table:table-cell table:style-name="ce5" office:value-type="string" calcext:value-type="string">
            <text:p>P</text:p>
          </table:table-cell>
          <table:table-cell table:style-name="ce5"/>
          <table:table-cell table:style-name="ce2" table:number-columns-repeated="3"/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7"/>
          <table:table-cell table:style-name="ce2" office:value-type="string" calcext:value-type="string">
            <text:p>F</text:p>
          </table:table-cell>
          <table:table-cell table:style-name="ce2"/>
          <table:table-cell table:style-name="ce4" office:value-type="string" calcext:value-type="string">
            <office:annotation office:display="true" draw:style-name="gr8" draw:text-style-name="P2" svg:width="2.091cm" svg:height="1.231cm" svg:x="6.29cm" svg:y="9.921cm" draw:caption-point-x="1.197cm" draw:caption-point-y="-2.704cm">
              <dc:date>2022-09-17T00:00:00</dc:date>
              <text:p text:style-name="P1"><text:span text:style-name="T1">Philosophe qui dîne</text:span></text:p>
            </office:annotation>
            <text:p>P</text:p>
          </table:table-cell>
          <table:table-cell table:style-name="ce4"/>
          <table:table-cell table:style-name="ce2" office:value-type="string" calcext:value-type="string">
            <office:annotation office:display="true" draw:style-name="gr4" draw:text-style-name="P2" svg:width="2.333cm" svg:height="1.386cm" svg:x="10.778cm" svg:y="8.084cm" draw:caption-point-x="-1.792cm" draw:caption-point-y="-0.867cm">
              <dc:date>2022-09-17T00:00:00</dc:date>
              <text:p text:style-name="P1"><text:span text:style-name="T1">Fourchette en cours d’utilisation</text:span></text:p>
            </office:annotation>
            <text:p>F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 table:number-columns-repeated="5"/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5"/>
          <table:table-cell table:style-name="ce3" office:value-type="float" office:value="0" calcext:value-type="float">
            <text:p>0</text:p>
          </table:table-cell>
          <table:table-cell table:style-name="Default"/>
          <table:table-cell table:number-columns-repeated="5"/>
          <table:table-cell table:style-name="Default" office:value-type="string" calcext:value-type="string">
            <text:p>y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roid Sans Fallback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09:29:48.118906623</meta:creation-date>
    <dc:date>2022-09-18T11:32:19.406278178</dc:date>
    <meta:editing-duration>PT3H21M49S</meta:editing-duration>
    <meta:editing-cycles>17</meta:editing-cycles>
    <meta:generator>LibreOffice/7.3.4.2$Linux_X86_64 LibreOffice_project/30$Build-2</meta:generator>
    <meta:document-statistic meta:table-count="1" meta:cell-count="32" meta:object-count="0"/>
  </office:meta>
</office:document-meta>
</file>